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9238c" style:text-align-source="fix" style:repeat-content="false" style:vertical-align="middle"/>
      <style:paragraph-properties fo:text-align="center" fo:margin-left="0cm"/>
      <style:text-properties fo:color="#fafafa"/>
    </style:style>
    <style:style style:name="ce32" style:family="table-cell" style:parent-style-name="Default">
      <style:table-cell-properties fo:background-color="#21252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212529"/>
      <style:text-properties fo:color="#fafafa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48" style:family="table-cell" style:parent-style-name="Default">
      <style:table-cell-properties fo:background-color="#235680" fo:wrap-option="wrap"/>
      <style:text-properties fo:color="#fafafa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59" style:family="table-cell" style:parent-style-name="Default">
      <style:text-properties fo:color="#10409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81" style:family="table-cell" style:parent-style-name="Default">
      <style:table-cell-properties fo:background-color="#88c0f9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style-name="ce48" office:value-type="string" calcext:value-type="string">
            <text:p>Fond de base 235680</text:p>
          </table:table-cell>
          <table:table-cell/>
          <table:table-cell table:style-name="ce59" office:value-type="string" calcext:value-type="string">
            <text:p><text:span text:style-name="T1">ecrit bleu OK </text:span><text:span text:style-name="T2">#104090</text:span>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3"/>
          <table:table-cell table:style-name="ce81" office:value-type="string" calcext:value-type="string">
            <text:p>#88c0f9</text:p>
          </table:table-cell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#09238d - #09238d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/>
          <table:table-cell table:style-name="ce32"/>
          <table:table-cell table:style-name="ce38" office:value-type="string" calcext:value-type="string">
            <text:p>CCC</text:p>
          </table:table-cell>
          <table:table-cell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/>
          <table:table-cell table:style-name="ce33" office:value-type="string" calcext:value-type="string">
            <text:p>#212529</text:p>
          </table:table-cell>
          <table:table-cell table:number-columns-repeated="2"/>
          <table:table-cell table:style-name="ce50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22:17:50.7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2-10-26T22:21:57.912000000</dc:date>
    <meta:editing-duration>P2DT1H21M29S</meta:editing-duration>
    <meta:editing-cycles>15</meta:editing-cycles>
    <meta:generator>LibreOffice/7.2.5.2$Windows_X86_64 LibreOffice_project/499f9727c189e6ef3471021d6132d4c694f357e5</meta:generator>
    <meta:document-statistic meta:table-count="1" meta:cell-count="82" meta:object-count="0"/>
  </office:meta>
</office:document-meta>
</file>